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FreeSans" officeooo:paragraph-rsid="0005f2cc"/>
    </style:style>
    <style:style style:name="P2" style:family="paragraph" style:parent-style-name="Standard">
      <style:text-properties style:font-name="FreeSans" officeooo:rsid="0003d513" officeooo:paragraph-rsid="0003d513"/>
    </style:style>
    <style:style style:name="P3" style:family="paragraph" style:parent-style-name="Standard">
      <style:text-properties style:font-name="FreeSans" officeooo:rsid="0003d513" officeooo:paragraph-rsid="00059156"/>
    </style:style>
    <style:style style:name="P4" style:family="paragraph" style:parent-style-name="Standard">
      <style:text-properties style:font-name="FreeSans" officeooo:rsid="0003d513" officeooo:paragraph-rsid="000640d6"/>
    </style:style>
    <style:style style:name="P5" style:family="paragraph" style:parent-style-name="Standard">
      <style:text-properties style:font-name="FreeSans" officeooo:paragraph-rsid="0003d513"/>
    </style:style>
    <style:style style:name="P6" style:family="paragraph" style:parent-style-name="Standard">
      <style:paragraph-properties fo:text-align="center" style:justify-single-word="false"/>
      <style:text-properties style:font-name="FreeSans" fo:font-weight="bold" officeooo:paragraph-rsid="000640d6" style:font-weight-asian="bold" style:font-weight-complex="bold"/>
    </style:style>
    <style:style style:name="T1" style:family="text">
      <style:text-properties officeooo:rsid="0003d513"/>
    </style:style>
    <style:style style:name="T2" style:family="text">
      <style:text-properties officeooo:rsid="00059156"/>
    </style:style>
    <style:style style:name="T3" style:family="text">
      <style:text-properties officeooo:rsid="000640d6"/>
    </style:style>
    <style:style style:name="T4" style:family="text">
      <style:text-properties officeooo:rsid="0007d4c2"/>
    </style:style>
    <style:style style:name="T5" style:family="text">
      <style:text-properties officeooo:rsid="000911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Intersection of convex polygons <text:s text:c="21"/></text:span></text:p>
      <text:p text:style-name="P1"><text:span text:style-name="T1"/></text:p>
      <text:p text:style-name="P1"><text:span text:style-name="T1">Calculating the intersection of two convex poly</text:span><text:span text:style-name="T3">gons</text:span><text:span text:style-name="T1"> is one of the basic operations of computational geometry. In this assignment a method proposed by <text:s/>O'Rourke et. al. will be implemented. The paper about this method can be found at Nestor. You are asked to read the paper and implement the method, so no further explanation is given. </text:span><text:span text:style-name="T1"><text:s/></text:span><text:span text:style-name="T3">T</text:span><text:span text:style-name="T1">he implementation is a two step process. First implement the method without worrying about degenerate problem instances and in the second step adapt the method so that <text:s/>degenerate problem instances can be handled.</text:span></text:p>
      <text:p text:style-name="P2"/>
      <text:p text:style-name="P2">You are requested to explain in the report how the method works, which implementation decisions you made, and which alterations you made in the second implementation compared with the first implementation.</text:p>
      <text:p text:style-name="P2"/>
      <text:p text:style-name="P5"><text:span text:style-name="T2">The backbone program, </text:span><text:span text:style-name="T4">to be found at Nestor,</text:span><text:span text:style-name="T2"> is a start for an interactive implementation. <text:s/>It enables you to interactively create a starting position of two edges of the poly</text:span><text:span text:style-name="T3">gons</text:span><text:span text:style-name="T2"> by pressing the “q” or ”p” key. By pressing the “n” key the algorithm makes one step. Of course you have to create the python code for that part. <text:s/></text:span><text:span text:style-name="T1">In the backbone program a data set for the non-degenerate implementation is given and one for the degenerate implementation. </text:span></text:p>
      <text:p text:style-name="P3"/>
      <text:p text:style-name="P4"><text:span text:style-name="T3">Assignment A:</text:span></text:p>
      <text:p text:style-name="P4"><text:span text:style-name="T3">Implement the method from the paper for non-degenerate problem instances. Calculate the intersection of P and Q as given in the python code. </text:span><text:span text:style-name="T4">Verify that your implementation </text:span><text:span text:style-name="T5">does not depend on the starting position of the two initial edges. Also verify that it can handle the situation that the polygons do not intersect or that one is contained in the other. </text:span></text:p>
      <text:p text:style-name="P4"><text:span text:style-name="T3"/></text:p>
      <text:p text:style-name="P4"><text:span text:style-name="T3">Assignment B:</text:span></text:p>
      <text:p text:style-name="P4"><text:span text:style-name="T3">Adapt the implementation from A so <text:s/>that it can deal with degenerate problem instances.</text:span></text:p>
      <text:p text:style-name="P4"><text:span text:style-name="T3">Calculate the intersection of P and degP as given in the python code.</text:span></text:p>
      <text:p text:style-name="P4"><text:span text:style-name="T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9-15T14:46:05</meta:creation-date>
    <dc:date>2013-09-16T09:08:56</dc:date>
    <meta:editing-duration>PT01H27M10S</meta:editing-duration>
    <meta:editing-cycles>4</meta:editing-cycles>
    <meta:generator>OpenOffice.org/3.2$Unix OpenOffice.org_project/320m19$Build-9505</meta:generator>
    <meta:document-statistic meta:table-count="0" meta:image-count="0" meta:object-count="0" meta:page-count="1" meta:paragraph-count="9" meta:word-count="297" meta:character-count="1801"/>
  </office:meta>
</office:document-meta>
</file>